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c4ab1" officeooo:paragraph-rsid="00046ae1"/>
    </style:style>
    <style:style style:name="P2" style:family="paragraph" style:parent-style-name="Standard">
      <style:text-properties officeooo:rsid="002b674a" officeooo:paragraph-rsid="00046ae1"/>
    </style:style>
    <style:style style:name="P3" style:family="paragraph" style:parent-style-name="Standard">
      <style:text-properties officeooo:rsid="002cb528" officeooo:paragraph-rsid="002cb528"/>
    </style:style>
    <style:style style:name="P4" style:family="paragraph" style:parent-style-name="Standard">
      <style:text-properties officeooo:rsid="002cb528" officeooo:paragraph-rsid="002d879d"/>
    </style:style>
    <style:style style:name="P5" style:family="paragraph" style:parent-style-name="Standard">
      <style:text-properties fo:font-weight="bold" officeooo:rsid="002cb528" officeooo:paragraph-rsid="002cb528" style:font-weight-asian="bold" style:font-weight-complex="bold"/>
    </style:style>
    <style:style style:name="P6" style:family="paragraph" style:parent-style-name="Standard">
      <style:text-properties fo:font-weight="normal" officeooo:rsid="002cb528" officeooo:paragraph-rsid="002cb528" style:font-weight-asian="normal" style:font-weight-complex="normal"/>
    </style:style>
    <style:style style:name="P7" style:family="paragraph" style:parent-style-name="Standard">
      <style:text-properties fo:font-weight="normal" officeooo:rsid="00315b69" officeooo:paragraph-rsid="00315b69" style:font-weight-asian="normal" style:font-weight-complex="normal"/>
    </style:style>
    <style:style style:name="P8" style:family="paragraph" style:parent-style-name="Standard">
      <style:text-properties fo:font-weight="normal" officeooo:rsid="00326277" officeooo:paragraph-rsid="00326277" style:font-weight-asian="normal" style:font-weight-complex="normal"/>
    </style:style>
    <style:style style:name="P9" style:family="paragraph" style:parent-style-name="Standard">
      <style:text-properties fo:font-weight="normal" officeooo:rsid="00326277" officeooo:paragraph-rsid="00359d74" style:font-weight-asian="normal" style:font-weight-complex="normal"/>
    </style:style>
    <style:style style:name="P10" style:family="paragraph" style:parent-style-name="Standard">
      <style:text-properties fo:font-weight="normal" officeooo:rsid="0034d945" officeooo:paragraph-rsid="0034d945" style:font-weight-asian="normal" style:font-weight-complex="normal"/>
    </style:style>
    <style:style style:name="P11" style:family="paragraph" style:parent-style-name="Standard">
      <style:text-properties fo:font-weight="normal" officeooo:rsid="00359d74" officeooo:paragraph-rsid="00359d74" style:font-weight-asian="normal" style:font-weight-complex="normal"/>
    </style:style>
    <style:style style:name="P12" style:family="paragraph" style:parent-style-name="Standard">
      <style:text-properties fo:font-weight="normal" officeooo:rsid="00340686" officeooo:paragraph-rsid="00359d74" style:font-weight-asian="normal" style:font-weight-complex="normal"/>
    </style:style>
    <style:style style:name="P13" style:family="paragraph" style:parent-style-name="Standard">
      <style:text-properties officeooo:rsid="002d879d" officeooo:paragraph-rsid="002d879d"/>
    </style:style>
    <style:style style:name="P14" style:family="paragraph" style:parent-style-name="Table_20_Contents">
      <style:text-properties officeooo:rsid="002d879d" officeooo:paragraph-rsid="002d879d"/>
    </style:style>
    <style:style style:name="P15" style:family="paragraph" style:parent-style-name="Table_20_Contents">
      <style:text-properties officeooo:rsid="002e8a1f" officeooo:paragraph-rsid="002e8a1f"/>
    </style:style>
    <style:style style:name="P16" style:family="paragraph" style:parent-style-name="Table_20_Contents">
      <style:text-properties officeooo:rsid="002ee4d9" officeooo:paragraph-rsid="002ee4d9"/>
    </style:style>
    <style:style style:name="P17" style:family="paragraph" style:parent-style-name="Table_20_Contents">
      <style:text-properties officeooo:rsid="002fb518" officeooo:paragraph-rsid="002fb518"/>
    </style:style>
    <style:style style:name="P18" style:family="paragraph" style:parent-style-name="Table_20_Contents">
      <style:text-properties officeooo:rsid="00315b69" officeooo:paragraph-rsid="00315b69"/>
    </style:style>
    <style:style style:name="P19" style:family="paragraph" style:parent-style-name="Table_20_Contents">
      <style:text-properties officeooo:rsid="002e8a1f" officeooo:paragraph-rsid="003a0906"/>
    </style:style>
    <style:style style:name="P20" style:family="paragraph" style:parent-style-name="Standard">
      <style:text-properties fo:font-weight="normal" officeooo:rsid="0034d945" officeooo:paragraph-rsid="0034d945" style:font-weight-asian="normal" style:font-weight-complex="normal"/>
    </style:style>
    <style:style style:name="P21" style:family="paragraph" style:parent-style-name="Standard">
      <style:text-properties fo:font-weight="normal" officeooo:rsid="0034d945" officeooo:paragraph-rsid="003bd77b" style:font-weight-asian="normal" style:font-weight-complex="normal"/>
    </style:style>
    <style:style style:name="T1" style:family="text">
      <style:text-properties officeooo:rsid="00046ae1"/>
    </style:style>
    <style:style style:name="T2" style:family="text">
      <style:text-properties officeooo:rsid="002d879d"/>
    </style:style>
    <style:style style:name="T3" style:family="text">
      <style:text-properties officeooo:rsid="002fb518"/>
    </style:style>
    <style:style style:name="T4" style:family="text">
      <style:text-properties officeooo:rsid="00315b69"/>
    </style:style>
    <style:style style:name="T5" style:family="text">
      <style:text-properties officeooo:rsid="00326277"/>
    </style:style>
    <style:style style:name="T6" style:family="text">
      <style:text-properties officeooo:rsid="00340686"/>
    </style:style>
    <style:style style:name="T7" style:family="text">
      <style:text-properties officeooo:rsid="00326277" fo:background-color="#ffff00" loext:char-shading-value="0"/>
    </style:style>
    <style:style style:name="T8" style:family="text">
      <style:text-properties officeooo:rsid="00359d74"/>
    </style:style>
    <style:style style:name="T9" style:family="text">
      <style:text-properties officeooo:rsid="003bd77b"/>
    </style:style>
    <style:style style:name="T10" style:family="text">
      <style:text-properties officeooo:rsid="003c18ee"/>
    </style:style>
    <style:style style:name="T11" style:family="text">
      <style:text-properties fo:font-size="18pt" officeooo:rsid="00359d74" style:font-size-asian="18pt" style:font-size-complex="18pt"/>
    </style:style>
    <style:style style:name="Sect1" style:family="section">
      <style:section-properties text:dont-balance-text-columns="false" style:editable="false">
        <style:columns fo:column-count="2">
          <style:column style:rel-width="4989*" fo:start-indent="0in" fo:end-indent="0.2189in"/>
          <style:column style:rel-width="4983*" fo:start-indent="0.2189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 Technology Assignment 4</text:p>
      <text:p text:style-name="P1">Peter Atkinson - 2555678</text:p>
      <text:p text:style-name="P1">Antoni Stevenet – <text:span text:style-name="T1">2557398</text:span></text:p>
      <text:p text:style-name="P1"/>
      <text:p text:style-name="P1"/>
      <text:p text:style-name="P5">Technical Report:</text:p>
      <text:p text:style-name="P3">Date of evaluation: Sunday, January 25 2015</text:p>
      <text:p text:style-name="P4">Specified URLs studied:<text:tab/><text:span text:style-name="T2">https://www.conservatives.com/</text:span></text:p>
      <text:p text:style-name="P4"><text:tab/><text:tab/><text:tab/><text:tab/><text:span text:style-name="T2">https://www.conservatives.com/Plan.aspx</text:span></text:p>
      <text:p text:style-name="P4"><text:tab/><text:tab/><text:tab/><text:tab/><text:span text:style-name="T2">https://www.conservatives.com/SecuringABetterFuture.aspx</text:span></text:p>
      <text:p text:style-name="P4"><text:tab/><text:tab/><text:tab/><text:tab/><text:span text:style-name="T2">https://www.conservatives.com/OurTeam.aspx</text:span></text:p>
      <text:p text:style-name="P3"/>
      <table:table table:name="Table1" table:style-name="Table1">
        <table:table-column table:style-name="Table1.A" table:number-columns-repeated="5"/>
        <table:table-row>
          <table:table-cell table:style-name="Table1.A1" office:value-type="string">
            <text:p text:style-name="P14">Checkpoint</text:p>
          </table:table-cell>
          <table:table-cell table:style-name="Table1.A1" office:value-type="string">
            <text:p text:style-name="P14">Guideline 1.1 - Text Alternatives</text:p>
          </table:table-cell>
          <table:table-cell table:style-name="Table1.A1" office:value-type="string">
            <text:p text:style-name="P14">Guideline 1.2 - <text:s/>Time-based Media</text:p>
          </table:table-cell>
          <table:table-cell table:style-name="Table1.A1" office:value-type="string">
            <text:p text:style-name="P14">Guideline 1.3 - <text:s/>Adaptable</text:p>
          </table:table-cell>
          <table:table-cell table:style-name="Table1.E1" office:value-type="string">
            <text:p text:style-name="P14">Guideline 1.4 - <text:s/>Distinguishable</text:p>
          </table:table-cell>
        </table:table-row>
        <table:table-row>
          <table:table-cell table:style-name="Table1.A2" office:value-type="string">
            <text:p text:style-name="Table_20_Contents">/</text:p>
          </table:table-cell>
          <table:table-cell table:style-name="Table1.A2" office:value-type="string">
            <text:p text:style-name="P19">Missing alternative text for social media buttons <text:span text:style-name="T3">(1.1.1)</text:span></text:p>
            <text:p text:style-name="P15"/>
          </table:table-cell>
          <table:table-cell table:style-name="Table1.A2" office:value-type="string">
            <text:p text:style-name="P16">Not applicable</text:p>
          </table:table-cell>
          <table:table-cell table:style-name="Table1.A2" office:value-type="string">
            <text:p text:style-name="P17">Signup forms are not shown in text-based browsers; in regular browser with styles disabled, shown with overlapping text &amp; no context <text:span text:style-name="T4">(because they are in iframes)</text:span> (1.3.1 &amp; 1.3.2)</text:p>
          </table:table-cell>
          <table:table-cell table:style-name="Table1.E2" office:value-type="string">
            <text:p text:style-name="P18">Level A Pass</text:p>
            <text:p text:style-name="P18">Almost Level AA pass (contrast ratio is 3.3 (must be &gt;= 4.5) in footer and comaprison column and part of header</text:p>
          </table:table-cell>
        </table:table-row>
        <table:table-row>
          <table:table-cell table:style-name="Table1.A2" office:value-type="string">
            <text:p text:style-name="Table_20_Contents">/<text:span text:style-name="T2">Plan.aspx</text:span></text:p>
          </table:table-cell>
          <table:table-cell table:style-name="Table1.A2" office:value-type="string">
            <text:p text:style-name="P19">Missing alternative text for social media buttons <text:span text:style-name="T3">(1.1.1)</text:span></text:p>
          </table:table-cell>
          <table:table-cell table:style-name="Table1.A2" office:value-type="string">
            <text:p text:style-name="P16">Not applicable</text:p>
          </table:table-cell>
          <table:table-cell table:style-name="Table1.A2" office:value-type="string">
            <text:p text:style-name="P18">Same as above</text:p>
          </table:table-cell>
          <table:table-cell table:style-name="Table1.E2" office:value-type="string">
            <text:p text:style-name="P18">Same as above</text:p>
          </table:table-cell>
        </table:table-row>
        <table:table-row>
          <table:table-cell table:style-name="Table1.A2" office:value-type="string">
            <text:p text:style-name="P13">/SecuringABetterFuture.aspx</text:p>
          </table:table-cell>
          <table:table-cell table:style-name="Table1.A2" office:value-type="string">
            <text:p text:style-name="P15">Missing alternative text for social media buttons <text:span text:style-name="T3">(1.1.1)</text:span></text:p>
            <text:p text:style-name="P15"/>
            <text:p text:style-name="P17">Missing descriptive text of YouTube video <text:span text:style-name="T8">(text-based browser only shows link to YouTube)</text:span> (1.1.1)</text:p>
          </table:table-cell>
          <table:table-cell table:style-name="Table1.A2" office:value-type="string">
            <text:p text:style-name="P16">Captions are automatically generated – don't match with the actual video content (1.2.2)</text:p>
            <text:p text:style-name="P16"/>
            <text:p text:style-name="P16">Text alternative to video is present, although not labeled as such (1.2.3)</text:p>
          </table:table-cell>
          <table:table-cell table:style-name="Table1.A2" office:value-type="string">
            <text:p text:style-name="P18">Same as above</text:p>
          </table:table-cell>
          <table:table-cell table:style-name="Table1.E2" office:value-type="string">
            <text:p text:style-name="P18">Same as above</text:p>
          </table:table-cell>
        </table:table-row>
        <table:table-row>
          <table:table-cell table:style-name="Table1.A2" office:value-type="string">
            <text:p text:style-name="P13">/OurTeam.aspx</text:p>
          </table:table-cell>
          <table:table-cell table:style-name="Table1.A2" office:value-type="string">
            <text:p text:style-name="P19">Missing alternative text for social media buttons <text:span text:style-name="T3">(1.1.1)</text:span></text:p>
          </table:table-cell>
          <table:table-cell table:style-name="Table1.A2" office:value-type="string">
            <text:p text:style-name="P16">Not applicable</text:p>
          </table:table-cell>
          <table:table-cell table:style-name="Table1.A2" office:value-type="string">
            <text:p text:style-name="P18">Same as above</text:p>
          </table:table-cell>
          <table:table-cell table:style-name="Table1.E2" office:value-type="string">
            <text:p text:style-name="P18">Same as above</text:p>
          </table:table-cell>
        </table:table-row>
      </table:table>
      <text:p text:style-name="P3"/>
      <text:p text:style-name="P3"/>
      <text:p text:style-name="P5"><text:soft-page-break/></text:p>
      <text:p text:style-name="P5"/>
      <text:p text:style-name="P5">News Article</text:p>
      <text:p text:style-name="P6"/>
      <text:section text:style-name="Sect1" text:name="Section1">
        <text:p text:style-name="P7"><text:span text:style-name="T8"><text:tab/></text:span><text:span text:style-name="T11">I</text:span><text:span text:style-name="T8">s your website accessible? Staying up-to-date with the latest accessibility guidelines will ensure that people with accessibility limitations such as visual disabilities, reading disabilities, deafness, mobility issues, and computing limitations will be able to use your website as you intend it to be used. To demonstrate some current accessibility guidelines, we have evaluated the United Kingdom's Conservative Party's website at the A level (the easiest of three levels to attain) based on perceivable accessibility features and flaws. While there are some flaws, we found that it was easier to enumerate the few areas they could fix rather than what they got right. For the current state of their website, we're awarding them with a </text:span><text:span text:style-name="T7">yellow card</text:span><text:span text:style-name="T5">; there are some problems for people with certain limitations (like the possible inability of blind or machine-limited users to sign up for their newsletter), but they are not disastrous.</text:span></text:p>
        <text:p text:style-name="P7"/>
        <text:p text:style-name="P9"><text:tab/>Blind users will notice that there are links on each page with nothing describing to where they point. These are links to the party's various social media pages. <text:span text:style-name="T6">This means they will have to find their way to these pages my other means.</text:span></text:p>
        <text:p text:style-name="P9"/>
        <text:p text:style-name="P9"><text:tab/>They have a video <text:span text:style-name="T6">on one page</text:span> enumerating the <text:span text:style-name="T6">main</text:span> points of their platform. This video's captions are generated automatically by <text:span text:style-name="T9">software which fails in this particular case</text:span>. <text:span text:style-name="T6">Although the video goes over the same points listed in text below it, there it nothing to indicate this to blind users or people using text-only browsers; they will not know what information the video contains.</text:span></text:p>
        <text:p text:style-name="P9"/>
        <text:p text:style-name="P11"><text:tab/>Due to the unpopular way they have added signup forms to their page, they may miss the opportunity to further inform some of their potential voters with software limitations.</text:p>
        <text:p text:style-name="P9"/>
        <text:p text:style-name="P12"><text:tab/><text:span text:style-name="T10">Due to a tight word-limit (which we have still exceeded slightly), we only mentioned the flaws in their website; the majority of their site is quite accessible. </text:span>Their use of color, <text:span text:style-name="T10">for example,</text:span> passes the A level and nearly the AA level as well. With only a few easy changes, the Conservative Party could have a very accessible web presence.</text:p>
        <text:p text:style-name="P8"/>
        <text:p text:style-name="P10">See also:</text:p>
        <text:p text:style-name="P21"><text:tab/><text:span text:style-name="T9">Web Accessibility in Mind (</text:span><text:a xlink:type="simple" xlink:href="http://webaim.org/intro/" text:style-name="Internet_20_link" text:visited-style-name="Visited_20_Internet_20_Link"><text:span text:style-name="T9">http://webaim.org/intro/</text:span></text:a><text:span text:style-name="T9">)</text:span></text:p>
        <text:p text:style-name="P21"><text:tab/>Web Content Accessibility Guidelines (<text:a xlink:type="simple" xlink:href="http://www.w3.org/TR/WCAG20/" text:style-name="Internet_20_link" text:visited-style-name="Visited_20_Internet_20_Link">http://www.w3.org/TR/WCAG20/</text:a>)</text:p>
        <text:p text:style-name="P10"><text:tab/>The website of the UK's Conservative Party (<text:a xlink:type="simple" xlink:href="http://conservatives.com/" text:style-name="Internet_20_link" text:visited-style-name="Visited_20_Internet_20_Link">http://conservatives.com</text:a>)</text:p>
      </text:section>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8T15:29:19.245851000</meta:creation-date>
    <meta:editing-duration>P2DT11H26M55S</meta:editing-duration>
    <meta:editing-cycles>26</meta:editing-cycles>
    <meta:generator>LibreOffice/4.3.5.2$MacOSX_X86_64 LibreOffice_project/3a87456aaa6a95c63eea1c1b3201acedf0751bd5</meta:generator>
    <dc:date>2015-01-28T09:31:57.885714000</dc:date>
    <meta:document-statistic meta:table-count="1" meta:image-count="0" meta:object-count="0" meta:page-count="2" meta:paragraph-count="47" meta:word-count="560" meta:character-count="3723" meta:non-whitespace-character-count="3185"/>
  </office:meta>
</office:document-meta>
</file>